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6875in"/>
    </style:style>
    <style:style style:name="Table1.B"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Footer">
      <style:text-properties officeooo:rsid="0048ad02" officeooo:paragraph-rsid="0048ad02"/>
    </style:style>
    <style:style style:name="P2" style:family="paragraph" style:parent-style-name="Standard">
      <style:paragraph-properties fo:text-align="center" style:justify-single-word="false"/>
      <style:text-properties fo:font-size="40pt" officeooo:paragraph-rsid="0017e476" style:font-size-asian="40pt" style:font-size-complex="40pt"/>
    </style:style>
    <style:style style:name="P3" style:family="paragraph" style:parent-style-name="Standard">
      <style:paragraph-properties fo:text-align="center" style:justify-single-word="false"/>
      <style:text-properties style:font-name="Liberation Serif" fo:font-size="22pt" officeooo:rsid="0017e476" officeooo:paragraph-rsid="0017e476" style:font-size-asian="22pt" style:font-size-complex="22pt"/>
    </style:style>
    <style:style style:name="P4" style:family="paragraph" style:parent-style-name="Standard">
      <style:paragraph-properties fo:text-align="center" style:justify-single-word="false"/>
      <style:text-properties style:font-name="Liberation Serif" fo:font-size="26pt" officeooo:rsid="0017e476" officeooo:paragraph-rsid="0017e476" style:font-size-asian="26pt" style:font-size-complex="26pt"/>
    </style:style>
    <style:style style:name="P5" style:family="paragraph" style:parent-style-name="Standard">
      <style:paragraph-properties fo:text-align="start" style:justify-single-word="false"/>
      <style:text-properties style:font-name="Liberation Serif" fo:font-size="12pt" officeooo:rsid="0017e476" officeooo:paragraph-rsid="0017e476" style:font-size-asian="10.5pt" style:font-size-complex="12pt"/>
    </style:style>
    <style:style style:name="P6" style:family="paragraph" style:parent-style-name="Standard">
      <style:paragraph-properties fo:text-align="start" style:justify-single-word="false"/>
      <style:text-properties style:font-name="Liberation Serif" fo:font-size="12pt" officeooo:rsid="00270b2d" officeooo:paragraph-rsid="00270b2d" style:font-size-asian="10.5pt" style:font-size-complex="12pt"/>
    </style:style>
    <style:style style:name="P7" style:family="paragraph" style:parent-style-name="Standard">
      <style:paragraph-properties fo:text-align="start" style:justify-single-word="false"/>
      <style:text-properties style:font-name="Liberation Serif" fo:font-size="12pt" officeooo:rsid="00270b2d" officeooo:paragraph-rsid="0027915f" style:font-size-asian="10.5pt" style:font-size-complex="12pt"/>
    </style:style>
    <style:style style:name="P8" style:family="paragraph" style:parent-style-name="Standard">
      <style:paragraph-properties fo:text-align="start" style:justify-single-word="false"/>
      <style:text-properties style:font-name="Liberation Serif" fo:font-size="12pt" officeooo:rsid="00270b2d" officeooo:paragraph-rsid="002f482d" style:font-size-asian="10.5pt" style:font-size-complex="12pt"/>
    </style:style>
    <style:style style:name="P9" style:family="paragraph" style:parent-style-name="Standard">
      <style:paragraph-properties fo:text-align="start" style:justify-single-word="false"/>
      <style:text-properties style:font-name="Liberation Serif" fo:font-size="12pt" officeooo:rsid="00270b2d" officeooo:paragraph-rsid="00351c2e" style:font-size-asian="10.5pt" style:font-size-complex="12pt"/>
    </style:style>
    <style:style style:name="P10" style:family="paragraph" style:parent-style-name="Standard">
      <style:paragraph-properties fo:text-align="start" style:justify-single-word="false"/>
      <style:text-properties style:font-name="Liberation Serif" fo:font-size="12pt" fo:font-weight="bold" officeooo:rsid="00270b2d" officeooo:paragraph-rsid="00270b2d"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 fo:font-size="12pt" fo:font-weight="bold" officeooo:rsid="00270b2d" officeooo:paragraph-rsid="0027915f" style:font-size-asian="10.5pt" style:font-weight-asian="bold" style:font-size-complex="12pt" style:font-weight-complex="bold"/>
    </style:style>
    <style:style style:name="P12" style:family="paragraph" style:parent-style-name="Standard">
      <style:paragraph-properties fo:text-align="start" style:justify-single-word="false">
        <style:tab-stops>
          <style:tab-stop style:position="0.252in"/>
        </style:tab-stops>
      </style:paragraph-properties>
      <style:text-properties style:font-name="Liberation Serif" fo:font-size="12pt" fo:font-weight="bold" officeooo:rsid="00270b2d" officeooo:paragraph-rsid="00270b2d"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Serif" fo:font-size="12pt" officeooo:rsid="00270b2d" officeooo:paragraph-rsid="00345903"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270b2d" officeooo:paragraph-rsid="00363475" style:font-size-asian="12pt" style:font-size-complex="12pt"/>
    </style:style>
    <style:style style:name="P15" style:family="paragraph" style:parent-style-name="Standard">
      <style:paragraph-properties fo:text-align="start" style:justify-single-word="false"/>
      <style:text-properties officeooo:rsid="00258203" officeooo:paragraph-rsid="00270b2d"/>
    </style:style>
    <style:style style:name="P16" style:family="paragraph" style:parent-style-name="Standard">
      <style:paragraph-properties fo:text-align="start" style:justify-single-word="false"/>
      <style:text-properties officeooo:rsid="00270b2d" officeooo:paragraph-rsid="00270b2d"/>
    </style:style>
    <style:style style:name="P17" style:family="paragraph" style:parent-style-name="Text_20_body">
      <style:text-properties officeooo:paragraph-rsid="001c600c"/>
    </style:style>
    <style:style style:name="P18" style:family="paragraph" style:parent-style-name="Text_20_body">
      <style:text-properties officeooo:paragraph-rsid="00258203"/>
    </style:style>
    <style:style style:name="P19" style:family="paragraph" style:parent-style-name="Text_20_body">
      <style:text-properties fo:font-size="12pt" fo:font-weight="normal" officeooo:rsid="0041b873" officeooo:paragraph-rsid="0041b873" style:font-size-asian="10.5pt" style:font-weight-asian="normal" style:font-size-complex="12pt" style:font-weight-complex="normal"/>
    </style:style>
    <style:style style:name="P20" style:family="paragraph" style:parent-style-name="Text_20_body">
      <style:paragraph-properties fo:margin-top="0in" fo:margin-bottom="0in" style:contextual-spacing="false"/>
      <style:text-properties officeooo:rsid="0020a1cb" officeooo:paragraph-rsid="0020a1cb"/>
    </style:style>
    <style:style style:name="P21" style:family="paragraph" style:parent-style-name="Text_20_body">
      <style:paragraph-properties fo:margin-top="0in" fo:margin-bottom="0in" style:contextual-spacing="false"/>
      <style:text-properties fo:font-weight="bold" officeooo:rsid="0020a1cb" officeooo:paragraph-rsid="0020a1cb" style:font-weight-asian="bold" style:font-weight-complex="bold"/>
    </style:style>
    <style:style style:name="P22" style:family="paragraph" style:parent-style-name="Text_20_body" style:master-page-name="">
      <style:paragraph-properties fo:margin-left="0.0201in" fo:margin-right="0in" fo:margin-top="0in" fo:margin-bottom="0.0402in" style:contextual-spacing="false" fo:text-indent="0in" style:auto-text-indent="false" style:page-number="auto"/>
    </style:style>
    <style:style style:name="P23" style:family="paragraph" style:parent-style-name="Text_20_body">
      <style:paragraph-properties fo:margin-left="0.0201in" fo:margin-right="0in" fo:margin-top="0in" fo:margin-bottom="0.0402in" style:contextual-spacing="false" fo:text-indent="0in" style:auto-text-indent="false"/>
    </style:style>
    <style:style style:name="P24"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58203" officeooo:paragraph-rsid="00270b2d"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f482d" style:font-size-asian="10.5pt" style:font-size-complex="12pt"/>
    </style:style>
    <style:style style:name="P26"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cf2ce" style:font-size-asian="10.5pt" style:font-size-complex="12pt"/>
    </style:style>
    <style:style style:name="P27"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339f13" style:font-size-asian="10.5pt" style:font-size-complex="12pt"/>
    </style:style>
    <style:style style:name="P28"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70b2d" style:font-size-asian="10.5pt" style:font-size-complex="12pt"/>
    </style:style>
    <style:style style:name="P29"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27915f" style:font-size-asian="10.5pt" style:font-size-complex="12pt"/>
    </style:style>
    <style:style style:name="P30"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2cf2ce" style:font-size-asian="10.5pt" style:font-weight-asian="bold" style:font-size-complex="12pt" style:font-weight-complex="bold"/>
    </style:style>
    <style:style style:name="P31"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39f13" style:font-size-asian="10.5pt" style:font-weight-asian="bold" style:font-size-complex="12pt" style:font-weight-complex="bold"/>
    </style:style>
    <style:style style:name="P32"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270b2d" style:font-size-asian="10.5pt" style:font-weight-asian="bold" style:font-size-complex="12pt" style:font-weight-complex="bold"/>
    </style:style>
    <style:style style:name="P33"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27915f" style:font-size-asian="10.5pt" style:font-weight-asian="bold" style:font-size-complex="12pt" style:font-weight-complex="bold"/>
    </style:style>
    <style:style style:name="P34" style:family="paragraph" style:parent-style-name="Standard">
      <style:paragraph-properties fo:margin-left="0.4925in" fo:margin-right="0in" fo:text-align="start" style:justify-single-word="false" fo:text-indent="0in" style:auto-text-indent="false">
        <style:tab-stops>
          <style:tab-stop style:position="0.5in"/>
        </style:tab-stops>
      </style:paragraph-properties>
      <style:text-properties style:font-name="Liberation Serif" fo:font-size="12pt" fo:font-weight="bold" officeooo:rsid="00270b2d" officeooo:paragraph-rsid="002cf2ce" style:font-size-asian="10.5pt" style:font-weight-asian="bold" style:font-size-complex="12pt" style:font-weight-complex="bold"/>
    </style:style>
    <style:style style:name="P35"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45903" style:font-size-asian="12pt" style:font-weight-asian="bold" style:font-size-complex="12pt" style:font-weight-complex="bold"/>
    </style:style>
    <style:style style:name="P36"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63475" style:font-size-asian="12pt" style:font-weight-asian="bold" style:font-size-complex="12pt" style:font-weight-complex="bold"/>
    </style:style>
    <style:style style:name="P37"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345903" style:font-size-asian="12pt" style:font-size-complex="12pt"/>
    </style:style>
    <style:style style:name="P38"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363475" style:font-size-asian="12pt" style:font-size-complex="12pt"/>
    </style:style>
    <style:style style:name="P39"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2cf2ce" style:font-size-asian="12pt" style:font-weight-asian="bold" style:font-size-complex="12pt" style:font-weight-complex="bold"/>
    </style:style>
    <style:style style:name="P40"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39f13" style:font-size-asian="12pt" style:font-weight-asian="bold" style:font-size-complex="12pt" style:font-weight-complex="bold"/>
    </style:style>
    <style:style style:name="P41"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45903" style:font-size-asian="12pt" style:font-weight-asian="bold" style:font-size-complex="12pt" style:font-weight-complex="bold"/>
    </style:style>
    <style:style style:name="P42"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363475" style:font-size-asian="12pt" style:font-weight-asian="bold" style:font-size-complex="12pt" style:font-weight-complex="bold"/>
    </style:style>
    <style:style style:name="P43"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5in"/>
        </style:tab-stops>
      </style:paragraph-properties>
      <style:text-properties style:font-name="Liberation Serif" fo:font-size="12pt" fo:font-weight="bold" officeooo:rsid="00270b2d" officeooo:paragraph-rsid="002cf2ce" style:font-size-asian="12pt" style:font-weight-asian="bold" style:font-size-complex="12pt" style:font-weight-complex="bold"/>
    </style:style>
    <style:style style:name="P44" style:family="paragraph" style:parent-style-name="Standard" style:master-page-name="">
      <style:paragraph-properties fo:margin-left="0.4925in" fo:margin-right="0in" fo:text-align="start" style:justify-single-word="false" fo:text-indent="0in" style:auto-text-indent="false" style:page-number="auto">
        <style:tab-stops>
          <style:tab-stop style:position="0.5in"/>
        </style:tab-stops>
      </style:paragraph-properties>
      <style:text-properties style:font-name="Liberation Serif" fo:font-size="12pt" officeooo:rsid="00270b2d" officeooo:paragraph-rsid="002cf2ce" style:font-size-asian="10.5pt" style:font-size-complex="12pt"/>
    </style:style>
    <style:style style:name="P45" style:family="paragraph" style:parent-style-name="Standard">
      <style:paragraph-properties fo:margin-left="0in" fo:margin-right="0in" fo:text-align="start" style:justify-single-word="false" fo:text-indent="0in" style:auto-text-indent="false"/>
      <style:text-properties style:font-name="Liberation Serif" fo:font-size="12pt" officeooo:rsid="00270b2d" officeooo:paragraph-rsid="00351c2e" style:font-size-asian="10.5pt" style:font-size-complex="12pt"/>
    </style:style>
    <style:style style:name="P46" style:family="paragraph" style:parent-style-name="Standard">
      <style:paragraph-properties fo:margin-left="0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351c2e" style:font-size-asian="10.5pt" style:font-size-complex="12pt"/>
    </style:style>
    <style:style style:name="P47"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font-name="Liberation Serif" fo:font-size="12pt" officeooo:rsid="00270b2d" officeooo:paragraph-rsid="003f343f" style:font-size-asian="10.5pt" style:font-size-complex="12pt"/>
    </style:style>
    <style:style style:name="P48" style:family="paragraph" style:parent-style-name="Text_20_body">
      <style:paragraph-properties fo:margin-top="0in" fo:margin-bottom="0.0799in" style:contextual-spacing="false" fo:text-align="start" style:justify-single-word="false"/>
      <style:text-properties fo:font-size="12pt" fo:font-weight="normal" officeooo:rsid="002cf2ce" officeooo:paragraph-rsid="002cf2ce" style:font-size-asian="10.5pt" style:font-weight-asian="normal" style:font-size-complex="12pt" style:font-weight-complex="normal"/>
    </style:style>
    <style:style style:name="P49" style:family="paragraph" style:parent-style-name="Text_20_body">
      <style:paragraph-properties fo:margin-top="0in" fo:margin-bottom="0.0799in" style:contextual-spacing="false" fo:text-align="start" style:justify-single-word="false"/>
      <style:text-properties style:font-name="Liberation Serif" fo:font-size="12pt" fo:font-weight="normal" officeooo:rsid="003471f4" officeooo:paragraph-rsid="003471f4"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style:font-name="Liberation Serif" fo:font-size="40pt" officeooo:rsid="0017e476" officeooo:paragraph-rsid="0017e476" style:font-size-asian="40pt" style:font-size-complex="40pt"/>
    </style:style>
    <style:style style:name="P51" style:family="paragraph" style:parent-style-name="Standard">
      <style:paragraph-properties fo:text-align="center" style:justify-single-word="false"/>
      <style:text-properties style:font-name="Liberation Serif" fo:font-size="22pt" officeooo:rsid="0017e476" officeooo:paragraph-rsid="0017e476" style:font-size-asian="22pt" style:font-size-complex="22pt"/>
    </style:style>
    <style:style style:name="P52" style:family="paragraph" style:parent-style-name="Standard">
      <style:paragraph-properties fo:text-align="start" style:justify-single-word="false"/>
      <style:text-properties style:font-name="Liberation Serif" fo:font-size="12pt" officeooo:rsid="00270b2d" officeooo:paragraph-rsid="0056cd2b" style:font-size-asian="12pt" style:font-size-complex="12pt"/>
    </style:style>
    <style:style style:name="P53" style:family="paragraph" style:parent-style-name="Standard" style:master-page-name="First_20_Page">
      <style:paragraph-properties fo:text-align="center" style:justify-single-word="false" style:page-number="auto"/>
      <style:text-properties fo:font-size="40pt" officeooo:paragraph-rsid="0017e476" style:font-size-asian="40pt" style:font-size-complex="40pt"/>
    </style:style>
    <style:style style:name="P54" style:family="paragraph" style:parent-style-name="Standard" style:master-page-name="First_20_Page">
      <style:paragraph-properties style:page-number="auto" fo:break-before="page"/>
      <style:text-properties fo:font-size="16pt" fo:font-weight="bold" officeooo:paragraph-rsid="00562260" style:font-size-asian="16pt" style:font-weight-asian="bold"/>
    </style:style>
    <style:style style:name="P55" style:family="paragraph" style:parent-style-name="Standard">
      <style:paragraph-properties fo:margin-left="0.4925in" fo:margin-right="0in" fo:margin-top="0in" fo:margin-bottom="0.0799in" style:contextual-spacing="false"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56cd2b" style:font-size-asian="12pt" style:font-weight-asian="bold" style:font-size-complex="12pt" style:font-weight-complex="bold"/>
    </style:style>
    <style:style style:name="P56"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officeooo:rsid="00270b2d" officeooo:paragraph-rsid="0056cd2b" style:font-size-asian="12pt" style:font-size-complex="12pt"/>
    </style:style>
    <style:style style:name="P57" style:family="paragraph" style:parent-style-name="Standard">
      <style:paragraph-properties fo:margin-left="0.4925in" fo:margin-right="0in" fo:text-align="start" style:justify-single-word="false" fo:text-indent="0in" style:auto-text-indent="false">
        <style:tab-stops>
          <style:tab-stop style:position="0.252in"/>
        </style:tab-stops>
      </style:paragraph-properties>
      <style:text-properties style:font-name="Liberation Serif" fo:font-size="12pt" fo:font-weight="bold" officeooo:rsid="00270b2d" officeooo:paragraph-rsid="0056cd2b" style:font-size-asian="12pt" style:font-weight-asian="bold" style:font-size-complex="12pt" style:font-weight-complex="bold"/>
    </style:style>
    <style:style style:name="P58" style:family="paragraph" style:parent-style-name="Contents_20_1">
      <style:paragraph-properties>
        <style:tab-stops>
          <style:tab-stop style:position="6.6236in" style:type="right" style:leader-style="dotted" style:leader-text="."/>
        </style:tab-stops>
      </style:paragraph-properties>
      <style:text-properties officeooo:paragraph-rsid="00562260"/>
    </style:style>
    <style:style style:name="P59" style:family="paragraph" style:parent-style-name="Contents_20_3">
      <style:paragraph-properties>
        <style:tab-stops>
          <style:tab-stop style:position="6.2937in" style:type="right" style:leader-style="dotted" style:leader-text="."/>
        </style:tab-stops>
      </style:paragraph-properties>
      <style:text-properties officeooo:paragraph-rsid="00562260"/>
    </style:style>
    <style:style style:name="P60" style:family="paragraph" style:parent-style-name="Contents_20_3">
      <style:paragraph-properties fo:margin-left="0in" fo:margin-right="0in" fo:text-align="center" style:justify-single-word="false" fo:text-indent="0in" style:auto-text-indent="false">
        <style:tab-stops>
          <style:tab-stop style:position="6.2937in" style:type="right" style:leader-style="dotted" style:leader-text="."/>
        </style:tab-stops>
      </style:paragraph-properties>
      <style:text-properties officeooo:paragraph-rsid="00562260"/>
    </style:style>
    <style:style style:name="P61" style:family="paragraph" style:parent-style-name="Contents_20_2">
      <style:paragraph-properties>
        <style:tab-stops>
          <style:tab-stop style:position="6.4583in" style:type="right" style:leader-style="dotted" style:leader-text="."/>
          <style:tab-stop style:position="6.589in"/>
        </style:tab-stops>
      </style:paragraph-properties>
      <style:text-properties officeooo:paragraph-rsid="00562260"/>
    </style:style>
    <style:style style:name="P62" style:family="paragraph" style:parent-style-name="Contents_20_2">
      <style:paragraph-properties>
        <style:tab-stops>
          <style:tab-stop style:position="6.4583in" style:type="right" style:leader-style="dotted" style:leader-text="."/>
        </style:tab-stops>
      </style:paragraph-properties>
      <style:text-properties officeooo:paragraph-rsid="00562260"/>
    </style:style>
    <style:style style:name="P63" style:family="paragraph" style:parent-style-name="Heading_20_1">
      <style:text-properties style:font-name="Liberation Sans" fo:font-size="16pt" style:font-size-asian="16pt" style:font-size-complex="16pt"/>
    </style:style>
    <style:style style:name="P64" style:family="paragraph" style:parent-style-name="Heading_20_1">
      <style:text-properties fo:font-size="14pt" officeooo:rsid="0041b873" officeooo:paragraph-rsid="0041b873" style:font-size-asian="14pt" style:font-size-complex="14pt"/>
    </style:style>
    <style:style style:name="P65" style:family="paragraph" style:parent-style-name="Heading_20_1">
      <style:paragraph-properties fo:break-before="page"/>
      <style:text-properties style:font-name="Liberation Sans" fo:font-size="16pt" style:font-size-asian="16pt" style:font-size-complex="16pt"/>
    </style:style>
    <style:style style:name="P66" style:family="paragraph" style:parent-style-name="Heading_20_1">
      <style:paragraph-properties fo:margin-top="0in" fo:margin-bottom="0.0799in" style:contextual-spacing="false"/>
      <style:text-properties fo:font-size="14pt" officeooo:paragraph-rsid="001c600c" style:font-size-asian="14pt" style:font-size-complex="14pt"/>
    </style:style>
    <style:style style:name="P67" style:family="paragraph" style:parent-style-name="Heading_20_1">
      <style:paragraph-properties fo:margin-top="0in" fo:margin-bottom="0.0799in" style:contextual-spacing="false" fo:text-align="start" style:justify-single-word="false"/>
      <style:text-properties style:font-name="Liberation Sans" officeooo:paragraph-rsid="00294865"/>
    </style:style>
    <style:style style:name="P68" style:family="paragraph" style:parent-style-name="Heading_20_1">
      <style:paragraph-properties fo:margin-top="0in" fo:margin-bottom="0.0799in" style:contextual-spacing="false" fo:text-align="start" style:justify-single-word="false"/>
      <style:text-properties style:font-name="Liberation Sans" fo:font-size="12pt" fo:font-weight="bold" officeooo:rsid="00270b2d" officeooo:paragraph-rsid="00345903" style:font-size-asian="12pt" style:font-weight-asian="bold" style:font-size-complex="12pt" style:font-weight-complex="bold"/>
    </style:style>
    <style:style style:name="P69" style:family="paragraph" style:parent-style-name="Footer">
      <style:text-properties officeooo:rsid="0054e095" officeooo:paragraph-rsid="0054e095"/>
    </style:style>
    <style:style style:name="P70" style:family="paragraph" style:parent-style-name="Header">
      <style:text-properties officeooo:paragraph-rsid="00562260"/>
    </style:style>
    <style:style style:name="T1" style:family="text">
      <style:text-properties officeooo:rsid="00194217"/>
    </style:style>
    <style:style style:name="T2" style:family="text">
      <style:text-properties officeooo:rsid="001c600c"/>
    </style:style>
    <style:style style:name="T3" style:family="text">
      <style:text-properties officeooo:rsid="001d5eee"/>
    </style:style>
    <style:style style:name="T4" style:family="text">
      <style:text-properties officeooo:rsid="001e582b"/>
    </style:style>
    <style:style style:name="T5" style:family="text">
      <style:text-properties fo:font-weight="normal" style:font-weight-asian="normal" style:font-weight-complex="normal"/>
    </style:style>
    <style:style style:name="T6" style:family="text">
      <style:text-properties fo:font-weight="normal" officeooo:rsid="0027915f" style:font-weight-asian="normal" style:font-weight-complex="normal"/>
    </style:style>
    <style:style style:name="T7" style:family="text">
      <style:text-properties fo:font-weight="normal" officeooo:rsid="00291062" style:font-weight-asian="normal" style:font-weight-complex="normal"/>
    </style:style>
    <style:style style:name="T8" style:family="text">
      <style:text-properties fo:font-weight="normal" officeooo:rsid="002d3679" style:font-weight-asian="normal" style:font-weight-complex="normal"/>
    </style:style>
    <style:style style:name="T9" style:family="text">
      <style:text-properties fo:font-weight="normal" officeooo:rsid="002f482d" style:font-weight-asian="normal" style:font-weight-complex="normal"/>
    </style:style>
    <style:style style:name="T10" style:family="text">
      <style:text-properties fo:font-weight="normal" officeooo:rsid="003140a8" style:font-weight-asian="normal" style:font-weight-complex="normal"/>
    </style:style>
    <style:style style:name="T11" style:family="text">
      <style:text-properties fo:font-weight="normal" officeooo:rsid="00332999" style:font-weight-asian="normal" style:font-weight-complex="normal"/>
    </style:style>
    <style:style style:name="T12" style:family="text">
      <style:text-properties fo:font-weight="normal" officeooo:rsid="00339f13" style:font-weight-asian="normal" style:font-weight-complex="normal"/>
    </style:style>
    <style:style style:name="T13" style:family="text">
      <style:text-properties fo:font-weight="normal" officeooo:rsid="0033ca9e" style:font-weight-asian="normal" style:font-weight-complex="normal"/>
    </style:style>
    <style:style style:name="T14" style:family="text">
      <style:text-properties fo:font-weight="normal" officeooo:rsid="0036c37e" style:font-weight-asian="normal" style:font-weight-complex="normal"/>
    </style:style>
    <style:style style:name="T15" style:family="text">
      <style:text-properties fo:font-weight="normal" officeooo:rsid="00383ddc" style:font-weight-asian="normal" style:font-weight-complex="normal"/>
    </style:style>
    <style:style style:name="T16" style:family="text">
      <style:text-properties fo:font-weight="normal" officeooo:rsid="003c23b0" style:font-weight-asian="normal" style:font-weight-complex="normal"/>
    </style:style>
    <style:style style:name="T17" style:family="text">
      <style:text-properties fo:font-weight="normal" officeooo:rsid="003d3bdb" style:font-weight-asian="normal" style:font-weight-complex="normal"/>
    </style:style>
    <style:style style:name="T18" style:family="text">
      <style:text-properties fo:font-weight="normal" officeooo:rsid="003ec879" style:font-weight-asian="normal" style:font-weight-complex="normal"/>
    </style:style>
    <style:style style:name="T19" style:family="text">
      <style:text-properties fo:font-weight="normal" officeooo:rsid="00431025" style:font-weight-asian="normal" style:font-weight-complex="normal"/>
    </style:style>
    <style:style style:name="T20" style:family="text">
      <style:text-properties fo:font-weight="normal" officeooo:rsid="0043de38" style:font-weight-asian="normal" style:font-weight-complex="normal"/>
    </style:style>
    <style:style style:name="T21" style:family="text">
      <style:text-properties fo:font-weight="normal" officeooo:rsid="0056cd2b" style:font-weight-asian="normal" style:font-weight-complex="normal"/>
    </style:style>
    <style:style style:name="T22" style:family="text">
      <style:text-properties fo:font-weight="normal" officeooo:rsid="0058a742" style:font-weight-asian="normal" style:font-weight-complex="normal"/>
    </style:style>
    <style:style style:name="T23" style:family="text">
      <style:text-properties officeooo:rsid="00244261"/>
    </style:style>
    <style:style style:name="T24" style:family="text">
      <style:text-properties style:font-name="Liberation Serif"/>
    </style:style>
    <style:style style:name="T25" style:family="text">
      <style:text-properties style:font-name="Liberation Serif" fo:font-size="12pt" officeooo:rsid="00270b2d" style:font-size-asian="10.5pt" style:font-size-complex="12pt"/>
    </style:style>
    <style:style style:name="T26" style:family="text">
      <style:text-properties style:font-name="Liberation Serif" fo:font-size="12pt" fo:font-weight="bold" officeooo:rsid="00270b2d" style:font-size-asian="10.5pt" style:font-weight-asian="bold" style:font-size-complex="12pt" style:font-weight-complex="bold"/>
    </style:style>
    <style:style style:name="T27" style:family="text">
      <style:text-properties style:font-name="Liberation Serif" fo:font-size="12pt" fo:font-weight="bold" officeooo:rsid="002cf2ce" style:font-size-asian="10.5pt" style:font-weight-asian="bold" style:font-size-complex="12pt" style:font-weight-complex="bold"/>
    </style:style>
    <style:style style:name="T28" style:family="text">
      <style:text-properties style:font-name="Liberation Serif" officeooo:rsid="00270b2d"/>
    </style:style>
    <style:style style:name="T29" style:family="text">
      <style:text-properties style:font-name="Liberation Serif" officeooo:rsid="003471f4"/>
    </style:style>
    <style:style style:name="T30" style:family="text">
      <style:text-properties style:font-name="Liberation Serif" officeooo:rsid="003b6cf4"/>
    </style:style>
    <style:style style:name="T31" style:family="text">
      <style:text-properties style:font-name="Liberation Serif" fo:font-size="10pt" officeooo:rsid="004c444c" style:font-size-asian="10pt" style:font-size-complex="10pt"/>
    </style:style>
    <style:style style:name="T32" style:family="text">
      <style:text-properties style:font-name="Liberation Serif" fo:font-size="10pt" officeooo:rsid="0017e476" style:font-size-asian="10pt" style:font-size-complex="10pt"/>
    </style:style>
    <style:style style:name="T33" style:family="text">
      <style:text-properties style:font-name="Liberation Serif" fo:font-size="10pt" officeooo:rsid="005236b3" style:font-size-asian="10pt" style:font-size-complex="10pt"/>
    </style:style>
    <style:style style:name="T34" style:family="text">
      <style:text-properties style:font-name="Liberation Serif" fo:font-size="10pt" officeooo:rsid="005a7551" style:font-size-asian="10pt" style:font-size-complex="10pt"/>
    </style:style>
    <style:style style:name="T35" style:family="text">
      <style:text-properties officeooo:rsid="00270b2d"/>
    </style:style>
    <style:style style:name="T36" style:family="text">
      <style:text-properties fo:font-weight="bold" style:font-weight-asian="bold" style:font-weight-complex="bold"/>
    </style:style>
    <style:style style:name="T37" style:family="text">
      <style:text-properties fo:font-weight="bold" officeooo:rsid="00270b2d" style:font-weight-asian="bold" style:font-weight-complex="bold"/>
    </style:style>
    <style:style style:name="T38" style:family="text">
      <style:text-properties fo:font-weight="bold" officeooo:rsid="002cf2ce" style:font-weight-asian="bold" style:font-weight-complex="bold"/>
    </style:style>
    <style:style style:name="T39" style:family="text">
      <style:text-properties fo:font-weight="bold" officeooo:rsid="00351c2e" style:font-weight-asian="bold" style:font-weight-complex="bold"/>
    </style:style>
    <style:style style:name="T40" style:family="text">
      <style:text-properties fo:font-weight="bold" officeooo:rsid="0039b4b4" style:font-weight-asian="bold" style:font-weight-complex="bold"/>
    </style:style>
    <style:style style:name="T41" style:family="text">
      <style:text-properties fo:font-weight="bold" officeooo:rsid="003b6cf4" style:font-weight-asian="bold" style:font-weight-complex="bold"/>
    </style:style>
    <style:style style:name="T42" style:family="text">
      <style:text-properties fo:font-weight="bold" officeooo:rsid="0056cd2b" style:font-weight-asian="bold" style:font-weight-complex="bold"/>
    </style:style>
    <style:style style:name="T43" style:family="text">
      <style:text-properties officeooo:rsid="0027915f"/>
    </style:style>
    <style:style style:name="T44" style:family="text">
      <style:text-properties fo:font-size="14pt" fo:font-weight="bold" officeooo:rsid="002cf2ce" style:font-size-asian="14pt" style:font-weight-asian="bold" style:font-size-complex="14pt" style:font-weight-complex="bold"/>
    </style:style>
    <style:style style:name="T45" style:family="text">
      <style:text-properties fo:font-size="14pt" fo:font-weight="bold" officeooo:rsid="00294865" style:font-size-asian="14pt" style:font-weight-asian="bold" style:font-size-complex="14pt" style:font-weight-complex="bold"/>
    </style:style>
    <style:style style:name="T46" style:family="text">
      <style:text-properties fo:font-size="14pt" fo:font-weight="bold" officeooo:rsid="00270b2d" style:font-size-asian="14pt" style:font-weight-asian="bold" style:font-size-complex="14pt" style:font-weight-complex="bold"/>
    </style:style>
    <style:style style:name="T47" style:family="text">
      <style:text-properties fo:font-size="14pt" style:font-size-asian="14pt" style:font-size-complex="14pt"/>
    </style:style>
    <style:style style:name="T48" style:family="text">
      <style:text-properties fo:font-size="14pt" officeooo:rsid="002cf2ce" style:font-size-asian="14pt" style:font-size-complex="14pt"/>
    </style:style>
    <style:style style:name="T49" style:family="text">
      <style:text-properties fo:font-size="14pt" officeooo:rsid="00294865" style:font-size-asian="14pt" style:font-size-complex="14pt"/>
    </style:style>
    <style:style style:name="T50" style:family="text">
      <style:text-properties fo:font-size="14pt" officeooo:rsid="00345903" style:font-size-asian="14pt" style:font-size-complex="14pt"/>
    </style:style>
    <style:style style:name="T51" style:family="text">
      <style:text-properties fo:font-size="14pt" officeooo:rsid="0041b873" style:font-size-asian="14pt" style:font-size-complex="14pt"/>
    </style:style>
    <style:style style:name="T52" style:family="text">
      <style:text-properties fo:font-size="14pt" fo:font-weight="normal" officeooo:rsid="003ec879" style:font-size-asian="14pt" style:font-weight-asian="normal" style:font-size-complex="14pt" style:font-weight-complex="normal"/>
    </style:style>
    <style:style style:name="T53" style:family="text">
      <style:text-properties officeooo:rsid="002cf2ce"/>
    </style:style>
    <style:style style:name="T54" style:family="text">
      <style:text-properties officeooo:rsid="002f482d"/>
    </style:style>
    <style:style style:name="T55" style:family="text">
      <style:text-properties officeooo:rsid="002fc3e3"/>
    </style:style>
    <style:style style:name="T56" style:family="text">
      <style:text-properties officeooo:rsid="00339f13"/>
    </style:style>
    <style:style style:name="T57" style:family="text">
      <style:text-properties officeooo:rsid="00351c2e"/>
    </style:style>
    <style:style style:name="T58" style:family="text">
      <style:text-properties officeooo:rsid="0036c37e"/>
    </style:style>
    <style:style style:name="T59" style:family="text">
      <style:text-properties officeooo:rsid="003a086b"/>
    </style:style>
    <style:style style:name="T60" style:family="text">
      <style:text-properties officeooo:rsid="003a4702"/>
    </style:style>
    <style:style style:name="T61" style:family="text">
      <style:text-properties officeooo:rsid="003b6cf4"/>
    </style:style>
    <style:style style:name="T62" style:family="text">
      <style:text-properties officeooo:rsid="003d3bdb"/>
    </style:style>
    <style:style style:name="T63" style:family="text">
      <style:text-properties officeooo:rsid="003ec879"/>
    </style:style>
    <style:style style:name="T64" style:family="text">
      <style:text-properties officeooo:rsid="00428d97"/>
    </style:style>
    <style:style style:name="T65" style:family="text">
      <style:text-properties officeooo:rsid="00431025"/>
    </style:style>
    <style:style style:name="T66" style:family="text">
      <style:text-properties officeooo:rsid="0043de38"/>
    </style:style>
    <style:style style:name="T67" style:family="text">
      <style:text-properties officeooo:rsid="0048ad02"/>
    </style:style>
    <style:style style:name="T68" style:family="text">
      <style:text-properties officeooo:rsid="0049c270"/>
    </style:style>
    <style:style style:name="T69" style:family="text">
      <style:text-properties officeooo:rsid="004b0144"/>
    </style:style>
    <style:style style:name="T70" style:family="text">
      <style:text-properties officeooo:rsid="004c444c"/>
    </style:style>
    <style:style style:name="T71" style:family="text">
      <style:text-properties officeooo:rsid="004e1a30"/>
    </style:style>
    <style:style style:name="T72" style:family="text">
      <style:text-properties officeooo:rsid="00540aba"/>
    </style:style>
    <style:style style:name="T73" style:family="text">
      <style:text-properties officeooo:rsid="0056cd2b"/>
    </style:style>
    <style:style style:name="T74" style:family="text">
      <style:text-properties officeooo:rsid="0041b873"/>
    </style:style>
    <style:style style:name="T75" style:family="text">
      <style:text-properties officeooo:rsid="005a75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2"/>
      <text:p text:style-name="P2"/>
      <text:p text:style-name="P2"/>
      <text:p text:style-name="P50">Software Test Plan</text:p>
      <text:p text:style-name="P3">TauNet</text:p>
      <text:p text:style-name="P4"/>
      <text:p text:style-name="P3">Josh Bucklin</text:p>
      <text:p text:style-name="P3">CS300</text:p>
      <text:p text:style-name="P3">Copyright (c) 2015</text:p>
      <text:p text:style-name="P54">Table of Contents</text:p>
      <text:p text:style-name="P70"/>
      <text:p text:style-name="P58">1. <text:span text:style-name="T72">Purpose</text:span><text:tab/><text:a xlink:type="simple" xlink:href="#__RefHeading___Toc506459137" text:style-name="Index_20_Link" text:visited-style-name="Index_20_Link"><text:span text:style-name="Index_20_Link">1</text:span></text:a></text:p>
      <text:p text:style-name="P61">1.1 <text:span text:style-name="T67">Testing Strategy</text:span><text:tab/><text:a xlink:type="simple" xlink:href="#__RefHeading___Toc506459138" text:style-name="Index_20_Link" text:visited-style-name="Index_20_Link"><text:span text:style-name="Index_20_Link">1</text:span></text:a></text:p>
      <text:p text:style-name="P58">2. <text:span text:style-name="T67">Testing</text:span><text:tab/><text:span text:style-name="Index_20_Link"><text:span text:style-name="T68">1</text:span></text:span></text:p>
      <text:p text:style-name="P62">2.1 <text:span text:style-name="T67">Ciphersaber-2</text:span><text:tab/><text:span text:style-name="Index_20_Link"><text:span text:style-name="T68">1</text:span></text:span></text:p>
      <text:p text:style-name="P59"><text:span text:style-name="T68">2</text:span>.1.1 <text:span text:style-name="T68">Test: Size of Encryption Key</text:span><text:tab/><text:span text:style-name="Index_20_Link"><text:span text:style-name="T75">1</text:span></text:span></text:p>
      <text:p text:style-name="P59"><text:span text:style-name="Index_20_Link"><text:span text:style-name="T68">2</text:span></text:span><text:span text:style-name="Index_20_Link">.1.2 </text:span><text:span text:style-name="Index_20_Link"><text:span text:style-name="T68">Test: Encryption to other nodes</text:span></text:span><text:span text:style-name="Index_20_Link"><text:tab/></text:span><text:span text:style-name="Index_20_Link"><text:span text:style-name="T75">2</text:span></text:span></text:p>
      <text:p text:style-name="P59"><text:span text:style-name="Index_20_Link"><text:span text:style-name="T68">2</text:span></text:span><text:span text:style-name="Index_20_Link">.1.</text:span><text:span text:style-name="Index_20_Link"><text:span text:style-name="T68">3</text:span></text:span><text:span text:style-name="Index_20_Link"> </text:span><text:span text:style-name="Index_20_Link"><text:span text:style-name="T68">Test: Decryption from other nodes</text:span></text:span><text:span text:style-name="Index_20_Link"><text:tab/></text:span><text:span text:style-name="Index_20_Link"><text:span text:style-name="T75">2</text:span></text:span></text:p>
      <text:p text:style-name="P62">2.2 <text:span text:style-name="T67">Taunet server</text:span><text:tab/><text:a xlink:type="simple" xlink:href="#__RefHeading___Toc506459145" text:style-name="Index_20_Link" text:visited-style-name="Index_20_Link"><text:span text:style-name="Index_20_Link">2</text:span></text:a></text:p>
      <text:p text:style-name="P59"><text:span text:style-name="T70">2</text:span>.<text:span text:style-name="T70">2</text:span>.1 <text:span text:style-name="T69">Test: Input from keyboard</text:span><text:tab/><text:span text:style-name="Index_20_Link"><text:span text:style-name="T75">2</text:span></text:span></text:p>
      <text:p text:style-name="P59"><text:span text:style-name="Index_20_Link"><text:span text:style-name="T70">2</text:span></text:span><text:span text:style-name="Index_20_Link">.</text:span><text:span text:style-name="Index_20_Link"><text:span text:style-name="T70">2</text:span></text:span><text:span text:style-name="Index_20_Link">.2 </text:span><text:span text:style-name="Index_20_Link"><text:span text:style-name="T69">Test: Receive messages from other nodes</text:span></text:span><text:span text:style-name="Index_20_Link"><text:tab/></text:span><text:span text:style-name="Index_20_Link"><text:span text:style-name="T75">2</text:span></text:span></text:p>
      <text:p text:style-name="P59"><text:span text:style-name="Index_20_Link"><text:span text:style-name="T70">2</text:span></text:span><text:span text:style-name="Index_20_Link">.</text:span><text:span text:style-name="Index_20_Link"><text:span text:style-name="T70">2</text:span></text:span><text:span text:style-name="Index_20_Link">.</text:span><text:span text:style-name="Index_20_Link"><text:span text:style-name="T70">3</text:span></text:span><text:span text:style-name="Index_20_Link"> </text:span><text:span text:style-name="Index_20_Link"><text:span text:style-name="T69">Test: Only one function prints at a time</text:span></text:span><text:span text:style-name="Index_20_Link"><text:tab/></text:span><text:span text:style-name="Index_20_Link"><text:span text:style-name="T75">3</text:span></text:span></text:p>
      <text:p text:style-name="P59"><text:span text:style-name="Index_20_Link"><text:span text:style-name="T70">2</text:span></text:span><text:span text:style-name="Index_20_Link">.</text:span><text:span text:style-name="Index_20_Link"><text:span text:style-name="T70">2</text:span></text:span><text:span text:style-name="Index_20_Link">.</text:span><text:span text:style-name="Index_20_Link"><text:span text:style-name="T70">4</text:span></text:span><text:span text:style-name="Index_20_Link"> </text:span><text:span text:style-name="Index_20_Link"><text:span text:style-name="T69">Test: Receive messages of 1KB</text:span></text:span><text:span text:style-name="Index_20_Link"><text:tab/></text:span><text:span text:style-name="Index_20_Link"><text:span text:style-name="T75">3</text:span></text:span></text:p>
      <text:p text:style-name="P59"><text:span text:style-name="Index_20_Link"><text:span text:style-name="T70">2</text:span></text:span><text:span text:style-name="Index_20_Link">.</text:span><text:span text:style-name="Index_20_Link"><text:span text:style-name="T70">2</text:span></text:span><text:span text:style-name="Index_20_Link">.</text:span><text:span text:style-name="Index_20_Link"><text:span text:style-name="T70">5</text:span></text:span><text:span text:style-name="Index_20_Link"> </text:span><text:span text:style-name="Index_20_Link"><text:span text:style-name="T69">Test: Warning Messages</text:span></text:span><text:span text:style-name="Index_20_Link"><text:tab/></text:span><text:span text:style-name="Index_20_Link"><text:span text:style-name="T75">3</text:span></text:span></text:p>
      <text:p text:style-name="P59"><text:span text:style-name="Index_20_Link"><text:span text:style-name="T70">2</text:span></text:span><text:span text:style-name="Index_20_Link">.</text:span><text:span text:style-name="Index_20_Link"><text:span text:style-name="T70">2</text:span></text:span><text:span text:style-name="Index_20_Link">.</text:span><text:span text:style-name="Index_20_Link"><text:span text:style-name="T70">6</text:span></text:span><text:span text:style-name="Index_20_Link"> </text:span><text:span text:style-name="Index_20_Link"><text:span text:style-name="T69">Test: View members of network</text:span></text:span><text:span text:style-name="Index_20_Link"><text:tab/></text:span><text:span text:style-name="Index_20_Link"><text:span text:style-name="T75">3</text:span></text:span></text:p>
      <text:p text:style-name="P62">2.3 <text:span text:style-name="T67">Taunet client</text:span><text:tab/><text:span text:style-name="Index_20_Link"><text:span text:style-name="T75">3</text:span></text:span></text:p>
      <text:p text:style-name="P59"><text:span text:style-name="T70">2</text:span>.<text:span text:style-name="T71">3</text:span>.1 <text:span text:style-name="T69">Test: Correct formatting</text:span><text:tab/><text:span text:style-name="Index_20_Link"><text:span text:style-name="T75">3</text:span></text:span></text:p>
      <text:p text:style-name="P59"><text:span text:style-name="Index_20_Link"><text:span text:style-name="T70">2</text:span></text:span><text:span text:style-name="Index_20_Link">.</text:span><text:span text:style-name="Index_20_Link"><text:span text:style-name="T71">3</text:span></text:span><text:span text:style-name="Index_20_Link">.2 </text:span><text:span text:style-name="Index_20_Link"><text:span text:style-name="T69">Test: Sent message is correct size</text:span></text:span><text:span text:style-name="Index_20_Link"><text:tab/></text:span><text:span text:style-name="Index_20_Link"><text:span text:style-name="T75">4</text:span></text:span></text:p>
      <text:p text:style-name="P59"><text:span text:style-name="Index_20_Link"><text:span text:style-name="T70">2</text:span></text:span><text:span text:style-name="Index_20_Link">.</text:span><text:span text:style-name="Index_20_Link"><text:span text:style-name="T71">3</text:span></text:span><text:span text:style-name="Index_20_Link">.</text:span><text:span text:style-name="Index_20_Link"><text:span text:style-name="T70">3</text:span></text:span><text:span text:style-name="Index_20_Link"> </text:span><text:span text:style-name="Index_20_Link"><text:span text:style-name="T69">Test: View members of network</text:span></text:span><text:span text:style-name="Index_20_Link"><text:tab/></text:span><text:span text:style-name="Index_20_Link"><text:span text:style-name="T75">4</text:span></text:span></text:p>
      <text:p text:style-name="P59"><text:span text:style-name="Index_20_Link"><text:span text:style-name="T70">2</text:span></text:span><text:span text:style-name="Index_20_Link">.</text:span><text:span text:style-name="Index_20_Link"><text:span text:style-name="T71">3</text:span></text:span><text:span text:style-name="Index_20_Link">.</text:span><text:span text:style-name="Index_20_Link"><text:span text:style-name="T70">4</text:span></text:span><text:span text:style-name="Index_20_Link"> </text:span><text:span text:style-name="Index_20_Link"><text:span text:style-name="T70">Test: Send messages to other users</text:span></text:span><text:span text:style-name="Index_20_Link"><text:tab/></text:span><text:span text:style-name="Index_20_Link"><text:span text:style-name="T75">4</text:span></text:span></text:p>
      <text:p text:style-name="P62">2.4 <text:span text:style-name="T67">additional testing</text:span><text:tab/><text:span text:style-name="Index_20_Link"><text:span text:style-name="T75">4</text:span></text:span></text:p>
      <text:p text:style-name="P60"><text:span text:style-name="Index_20_Link"><text:span text:style-name="T31">2</text:span></text:span><text:span text:style-name="Index_20_Link"><text:span text:style-name="T32">.</text:span></text:span><text:span text:style-name="Index_20_Link"><text:span text:style-name="T33">4</text:span></text:span><text:span text:style-name="Index_20_Link"><text:span text:style-name="T32">.</text:span></text:span><text:span text:style-name="Index_20_Link"><text:span text:style-name="T33">1</text:span></text:span><text:span text:style-name="Index_20_Link"><text:span text:style-name="T32"> </text:span></text:span><text:span text:style-name="Index_20_Link"><text:span text:style-name="T31">Test: Operates on Raspberry Pi 2 with Raspbian OS</text:span></text:span><text:span text:style-name="Index_20_Link"><text:span text:style-name="T32"><text:tab/></text:span></text:span><text:span text:style-name="Index_20_Link"><text:span text:style-name="T34">4</text:span></text:span></text:p>
      <text:h text:style-name="P65" text:outline-level="1"><text:span text:style-name="T53">1.0 </text:span>Purpose:</text:h>
      <text:p text:style-name="P22">This document outlines the testing strategy I used when testing the main components of the TauNet software. <text:span text:style-name="T23">The</text:span> tests were performed to prove <text:span text:style-name="T23">to a reasonable satisfaction t</text:span>he main components of TauNet <text:span text:style-name="T23">work as intended. The components</text:span> include:</text:p>
      <text:p text:style-name="P23">1. CipherSaber-2/RC4 located in the file (cs2.py)</text:p>
      <text:p text:style-name="P23">2. TauNet Server located in the file <text:span text:style-name="T2">(</text:span>TN_Server.py<text:span text:style-name="T2">)</text:span></text:p>
      <text:p text:style-name="P23">3. TauNet Client located in the file <text:span text:style-name="T2">(</text:span>TN_Client.py<text:span text:style-name="T2">)</text:span></text:p>
      <text:h text:style-name="P63" text:outline-level="1"><text:span text:style-name="T53">1.1 Testing Strategy</text:span>:</text:h>
      <text:p text:style-name="Text_20_body"><text:span text:style-name="T2">Due to the nature of the software's reliance on the internet and the complexities that can occur with it m</text:span>y testing strategy is largely focused on acceptance testing whe<text:span text:style-name="T1">re</text:span> possible. <text:span text:style-name="T1">In addition to this, unit tests will be conducted for CipherSaber-2 to ensure that it is producing appropriate output.</text:span> <text:span text:style-name="T1">Finally I will perform tests that ensure the software can interact with other users of TauNet network.</text:span></text:p>
      <text:p text:style-name="Text_20_body">It is expected that at a minimum all functional &amp; non-function requirements outlined in the SRS will be met <text:span text:style-name="T64">during this testing plan.</text:span></text:p>
      <text:h text:style-name="P63" text:outline-level="1"><text:span text:style-name="T53">2.0 </text:span>Testing:</text:h>
      <text:p text:style-name="P17">This section is broken down into each of the main software components and the tests I performed on each. </text:p>
      <text:h text:style-name="P66" text:outline-level="1"><text:span text:style-name="T53">2.1 </text:span>CipherSaber-2/RC4:</text:h>
      <text:p text:style-name="P18">My approach to testing this portion of the software was to build a testing program that loads different text <text:span text:style-name="T4">strings</text:span>, encrypts <text:span text:style-name="T4">them</text:span> and then decrypts <text:span text:style-name="T4">them</text:span> ensuring that the text matches at the start and end. In addition to this I also did fail testing to make sure that if the key or the number of rounds of key scheduling were different that the message wasn't decipherable. <text:span text:style-name="T3">I included the testing program in the file cs2_test.py. All the tests focus on input-output pairs and a sample of them is included below: (Only a few samples are included to save space.)</text:span></text:p>
      <table:table table:name="Table1" table:style-name="Table1">
        <table:table-column table:style-name="Table1.A"/>
        <table:table-column table:style-name="Table1.B"/>
        <table:table-row>
          <table:table-cell table:style-name="Table1.A1" office:value-type="string">
            <text:p text:style-name="P20">PASSING TESTS </text:p>
            <text:p text:style-name="P20">String Encryption: </text:p>
            <text:p text:style-name="P20">String After Decryption: </text:p>
            <text:p text:style-name="P20">Test: PASS </text:p>
            <text:p text:style-name="P20">String Encryption: abc </text:p>
            <text:p text:style-name="P20">String After Decryption: abc </text:p>
            <text:p text:style-name="P20">Test: PASS </text:p>
            <text:p text:style-name="P20">String Encryption: 1_*()()$* </text:p>
            <text:p text:style-name="P20">String After Decryption: 1_*()()$* </text:p>
            <text:p text:style-name="P20">Test: PASS </text:p>
          </table:table-cell>
          <table:table-cell table:style-name="Table1.B1" office:value-type="string">
            <text:p text:style-name="P20">FAIL TESTS - THESE ARE SUPPOSED TO FAIL </text:p>
            <text:p text:style-name="P21"><text:span text:style-name="T5">Test - Different keys</text:span> </text:p>
            <text:p text:style-name="P20">String Encryption: This is a test string! </text:p>
            <text:p text:style-name="P20">۶P���� A��"J�becryption: #�'�## </text:p>
            <text:p text:style-name="P20">Test: FAIL </text:p>
            <text:p text:style-name="P21"><text:span text:style-name="T5">Test - Different Rounds</text:span> </text:p>
            <text:p text:style-name="P20">String Encryption: This is a test string! </text:p>
            <text:p text:style-name="P20">String After Decryption: #�##�n�,n�{�S�A�2.���d </text:p>
            <text:p text:style-name="P20">Test: FAIL </text:p>
          </table:table-cell>
        </table:table-row>
      </table:table>
      <text:p text:style-name="P16"><text:soft-page-break/>These are a few other tests I performed on this portion of the software:</text:p>
      <text:p text:style-name="P15"/>
      <text:p text:style-name="P15"><text:span text:style-name="T27">2.1.1 <text:tab/></text:span><text:span text:style-name="T26">Test: </text:span><text:span text:style-name="T25">Size of encryption should be size of message + iv length</text:span></text:p>
      <text:p text:style-name="P24"><text:span text:style-name="T37">Description:</text:span><text:span text:style-name="T35"> Another</text:span> verification of Ciphersaber-2 <text:span text:style-name="T35">is to </text:span>verify that it output<text:span text:style-name="T35">s</text:span> the correct length of messages. The TauNet Protocol v0.2 specifies a max message length so it's important that Ciphersaber-2 behaves in a know fashion. The tests input is a string which is then encrypted and decrypted. All sizes are displayed. The expected output of this test is that encrypted is 10 bytes bigger than both the plain text and decrypted.</text:p>
      <text:p text:style-name="P12"><text:tab/><text:tab/>Input: <text:span text:style-name="T5">The string 'This is a test string'</text:span></text:p>
      <text:p text:style-name="P12"><text:tab/><text:tab/>Output: <text:span text:style-name="T5">The number of bytes of the input plus 10 additional bytes for the iv length</text:span></text:p>
      <text:p text:style-name="P12"><text:tab/><text:tab/>Result: PASS</text:p>
      <text:p text:style-name="P5"/>
      <text:p text:style-name="P6"><text:span text:style-name="T38">2.1.2 <text:tab/></text:span><text:span text:style-name="T36">Test</text:span>: Other TauNet implementations can decrypt messages from my TauNet</text:p>
      <text:p text:style-name="P28"><text:span text:style-name="T36">Description</text:span>: <text:span text:style-name="T64">If the encryption is performed properly other implementations of TauNet will be able to decrypt them. The focus of this test is to s</text:span>end messages to other TauNet users and Bart's server <text:span text:style-name="T64">to</text:span> make sure they can <text:span text:style-name="T64">decrypt</text:span> <text:span text:style-name="T64">them</text:span>.</text:p>
      <text:p text:style-name="P32">Input: <text:span text:style-name="T5">Send the message 'This is a test message' to another TauNet Node.</text:span></text:p>
      <text:p text:style-name="P32">Output: <text:span text:style-name="T5">Confirmation from the other node </text:span><text:span text:style-name="T6">that they </text:span><text:span text:style-name="T5">received </text:span><text:span text:style-name="T6">and successfully </text:span><text:span text:style-name="T5">decrypted the message.</text:span></text:p>
      <text:p text:style-name="P32">Result: PASS –<text:span text:style-name="T5"> </text:span><text:span text:style-name="T7">This test was completed with both the echo server and with another student's implementation.</text:span></text:p>
      <text:p text:style-name="P10"/>
      <text:p text:style-name="P7"><text:span text:style-name="T38">2.1.3 <text:tab/></text:span><text:span text:style-name="T36">Test</text:span>: <text:span text:style-name="T65">My TauNet node can decrypt messages from other TauNet nodes</text:span></text:p>
      <text:p text:style-name="P29"><text:span text:style-name="T36">Description</text:span>: <text:span text:style-name="T43">Another user and I agree on a known string. That user sends me the message and it is displayed on my screen. Then I will visually verify that it's the agreed upon message.</text:span></text:p>
      <text:p text:style-name="P33">Input: <text:span text:style-name="T6">The encrypted message from another TauNet node.</text:span></text:p>
      <text:p text:style-name="P33">Output: <text:span text:style-name="T6">The decrypted message </text:span><text:span text:style-name="T19">on the screen</text:span><text:span text:style-name="T6">.</text:span></text:p>
      <text:p text:style-name="P33">Result: PASS –<text:span text:style-name="T5"> </text:span><text:span text:style-name="T7">I achieved this result by testing with my own implementation and another student's implementation.</text:span></text:p>
      <text:p text:style-name="P11"/>
      <text:h text:style-name="P67" text:outline-level="1"><text:span text:style-name="T44">2.2 </text:span><text:span text:style-name="T45">TauNet Server</text:span><text:span text:style-name="T46">:</text:span></text:h>
      <text:p text:style-name="P48"><text:span text:style-name="T28">T</text:span><text:span text:style-name="T24">he testing approach for this portion of the software is largely acceptance testing </text:span><text:span text:style-name="T29">based on the SRS document</text:span><text:span text:style-name="T24">. Again this is done because of the complexities of TCP/IP and the protocol. However, there are tests aimed at ensuring the server complies with TCP/IP and the TauNet protocol. </text:span><text:span text:style-name="T30">Desk checks were performed on all code developed for this section.</text:span></text:p>
      <text:p text:style-name="P8"><text:span text:style-name="T39">2.2.1 <text:tab/></text:span><text:span text:style-name="T36">Test</text:span>: <text:span text:style-name="T66">The program can take input from the keyboard and is display it on the screen</text:span></text:p>
      <text:p text:style-name="P25"><text:span text:style-name="T36">Description</text:span>: <text:span text:style-name="T54">The </text:span><text:span text:style-name="T9">SRS specifies that the user can interact with the software via a keyboard/monitor. This test verifies that's true.</text:span></text:p>
      <text:p text:style-name="P30">Input: <text:span text:style-name="T9">Once the server is loaded. Type view and enter.</text:span></text:p>
      <text:p text:style-name="P30">Output: <text:span text:style-name="T9">The text entered ('view') will be displayed on the screen and the resulting information from the function call is displayed on the monitor.</text:span></text:p>
      <text:p text:style-name="P39">Result: PASS </text:p>
      <text:p text:style-name="P45"><text:span text:style-name="T39">2.2.2 <text:tab/></text:span><text:span text:style-name="T36">Test</text:span>: <text:span text:style-name="T66">The program can receive messages from other users</text:span></text:p>
      <text:p text:style-name="P26"><text:span text:style-name="T36">Description</text:span>: <text:span text:style-name="T55">According to the SRS document TauNet can receive messages from other TauNet nodes. This test receives input from another node and confirms that message is displayed on the screen.</text:span></text:p>
      <text:p text:style-name="P30"><text:soft-page-break/>Input: <text:span text:style-name="T10">A connection request is received from another user.</text:span></text:p>
      <text:p text:style-name="P30">Output: <text:span text:style-name="T10">The request is accepted, the message is transmitted, </text:span><text:span text:style-name="T20">then decrypted</text:span><text:span text:style-name="T10"> and displayed on the screen.</text:span></text:p>
      <text:p text:style-name="P39">Result: PASS</text:p>
      <text:p text:style-name="P46"><text:span text:style-name="T39">2.2.3 <text:tab/></text:span><text:span text:style-name="T36">Test</text:span>: <text:span text:style-name="T53">Only one function prints to the screen at a time</text:span></text:p>
      <text:p text:style-name="P26"><text:span text:style-name="T36">Description</text:span>: <text:span text:style-name="T53">Due to the fact the TauNet Server utilizes multiple threads it's important that no two functions write to the screen at the same time. Locks are used to prevent this from happening. This test verifies their implementation is correct by entering a prompt state waiting for input from the user and sending messages to the server and making sure they aren't displayed until the user proceeds.</text:span></text:p>
      <text:p text:style-name="P30">Input: <text:span text:style-name="T8">Prompt state is entered. In this case the prompt waiting for a new key. Then three messages are sent to the server.</text:span></text:p>
      <text:p text:style-name="P30">Output: <text:span text:style-name="T8">Once the new key is entered. Then all three messages will be displayed.</text:span></text:p>
      <text:p text:style-name="P39">Result: PASS –<text:span text:style-name="T5"> </text:span><text:span text:style-name="T8">The order of the messages is not guaranteed because threads seem to be unpredictable but the system does wait to display them.</text:span></text:p>
      <text:p text:style-name="P47"><text:span text:style-name="T39">2.2.4 <text:tab/></text:span><text:span text:style-name="T36">Test</text:span>: <text:span text:style-name="T66">The server can receive messages up to 1KB in length</text:span></text:p>
      <text:p text:style-name="P44"><text:span text:style-name="T36">Description</text:span>: <text:span text:style-name="T55">The TauNet protocol specifies that the user should be allowed to enter a message of up to 1KB in length. This implies that the server will be expected to receive messages up to that length. This test is performed by opening the client, sending a max length message and making sure it's all received. Max message length is = 1KB – Total Header – IV Length.</text:span></text:p>
      <text:p text:style-name="P34">Input: <text:span text:style-name="T11">A message is received of 1KB in length.</text:span></text:p>
      <text:p text:style-name="P34">Output: <text:span text:style-name="T11">The entire message is properly displayed on the screen.</text:span></text:p>
      <text:p text:style-name="P43">Result: PASS </text:p>
      <text:p text:style-name="P9"><text:span text:style-name="T39">2.2.5 <text:tab/></text:span><text:span text:style-name="T36">Test</text:span>: <text:span text:style-name="T56">Warn user if an unknown user is sending them a message or if a different version of <text:tab/>TauNet is being used.</text:span></text:p>
      <text:p text:style-name="P27"><text:span text:style-name="T36">Description</text:span>: <text:span text:style-name="T56">The SRS specifies that if an unknown user is sending a message or if a user receives a message from another node that is using a different version of the TauNet protocol a notification will be displayed and the message will be displayed after that.</text:span></text:p>
      <text:p text:style-name="P30">Input: <text:span text:style-name="T13">A message is sent from a user not in the list of known IP's and/or a message is sent from a node using a different version of the TauNet protocol. </text:span></text:p>
      <text:p text:style-name="P30">Output: <text:span text:style-name="T13">A warning is displayed on the screen.</text:span></text:p>
      <text:p text:style-name="P39">Result: PASS –<text:span text:style-name="T5"> </text:span><text:span text:style-name="T13">This test only verifies that the version # is the same not that all the headers are in the right place.</text:span></text:p>
      <text:p text:style-name="P9"><text:span text:style-name="T39">2.2.6 <text:tab/></text:span><text:span text:style-name="T36">Test</text:span>: <text:span text:style-name="T56">User can view all members of their TauNet network</text:span></text:p>
      <text:p text:style-name="P27"><text:span text:style-name="T36">Description</text:span>: <text:span text:style-name="T56">The SRS specifies that the user will be able to display all of the users within their network if they would like to. This test verifies that ability.</text:span></text:p>
      <text:p text:style-name="P31">Input: <text:span text:style-name="T12">The user types view while the server is running.</text:span></text:p>
      <text:p text:style-name="P31">Output: <text:span text:style-name="T12">The list of TauNet users is displayed to them.</text:span></text:p>
      <text:p text:style-name="P40">Result: PASS </text:p>
      <text:h text:style-name="P68" text:outline-level="1"><text:span text:style-name="T48">2.</text:span><text:span text:style-name="T50">3</text:span><text:span text:style-name="T48"> </text:span><text:span text:style-name="T49">TauNet </text:span><text:span text:style-name="T50">Client</text:span><text:span text:style-name="T47">:</text:span></text:h>
      <text:p text:style-name="P49">The testing approach for this section <text:span text:style-name="T61">is </text:span>again <text:span text:style-name="T57">focused</text:span> mainly on acceptance testing of the TauNet requirements outlined in the SRS. <text:span text:style-name="T70">The tests in this section also imply that this part of the program can be used with a keyboard/monitor. Desk checks were performed on all code that pertain to this section.</text:span></text:p>
      <text:p text:style-name="P13"><text:span text:style-name="T40">2.3.1 <text:tab/></text:span><text:span text:style-name="T36">Test</text:span>: <text:span text:style-name="T57">Message is in the correct format. (Headers &amp; Message)</text:span></text:p>
      <text:p text:style-name="P37"><text:span text:style-name="T36">Description</text:span>: <text:span text:style-name="T58">The TauNet protocol specifies the format for headers and line endings to be in. </text:span><text:soft-page-break/><text:span text:style-name="T58">This test verifies that they are in the correct format by messaging Bart's echo server and verifying no error message is received.</text:span></text:p>
      <text:p text:style-name="P35">Input: <text:span text:style-name="T14">The string 'This is a test' is sent as a message to the echo server.</text:span></text:p>
      <text:p text:style-name="P35">Output:<text:span text:style-name="T12"> </text:span><text:span text:style-name="T14">The sent message is relayed by the echo server back to the sending TauNet node and displayed on the screen. If any error is present it will be displayed in the received message.</text:span></text:p>
      <text:p text:style-name="P41">Result: PASS –<text:span text:style-name="T5"> </text:span><text:span text:style-name="T14">Initially I didn't pass this test because I wasn't including \r\n between the headers and the message body instead I was just using a /n for a blank line. </text:span><text:span text:style-name="T15">After I fixed that one error I achieved the pass.</text:span></text:p>
      <text:p text:style-name="P14"><text:span text:style-name="T41">2.3.2 <text:tab/></text:span><text:span text:style-name="T36">Test</text:span>: <text:span text:style-name="T59">Message length is no longer that 1KB in length.</text:span></text:p>
      <text:p text:style-name="P38"><text:span text:style-name="T36">Description</text:span>: <text:span text:style-name="T59">The TauNet protocol specifies that the max message size to be sent is 1KB. With 90 bytes for the header, and 10 bytes for the IV this means that there is 1024 – 100 = 924 bytes of available message space for a user to type a message. This test verifies that max is not exceeded.</text:span></text:p>
      <text:p text:style-name="P36">Input: <text:span text:style-name="T16">A message of 925 bytes is entered.</text:span></text:p>
      <text:p text:style-name="P36">Output:<text:span text:style-name="T12"> </text:span><text:span text:style-name="T16">An error message is received and the user is told to enter a new message.</text:span></text:p>
      <text:p text:style-name="P42">Result: PASS </text:p>
      <text:p text:style-name="P14"><text:span text:style-name="T41">2.3.3 <text:tab/></text:span><text:span text:style-name="T36">Test</text:span>: <text:span text:style-name="T60">User is able to view all user's within their network.</text:span></text:p>
      <text:p text:style-name="P38"><text:span text:style-name="T36">Description</text:span>: <text:span text:style-name="T62">The SRS specifies that the user should be able to view all members of their network if they would like to. This test verifies that is a possibility.</text:span></text:p>
      <text:p text:style-name="P36">Input: <text:span text:style-name="T17">When at the main menu of the program the user enters a 2 and presses enter.</text:span></text:p>
      <text:p text:style-name="P36">Output:<text:span text:style-name="T12"> </text:span><text:span text:style-name="T17">The list of all TauNet nodes within the network are displayed to the user.</text:span></text:p>
      <text:p text:style-name="P42">Result: PASS </text:p>
      <text:p text:style-name="P14"><text:span text:style-name="T41">2.3.4 <text:tab/></text:span><text:span text:style-name="T36">Test</text:span>: <text:span text:style-name="T60">User is able to send messages to other users within their network.</text:span></text:p>
      <text:p text:style-name="P38"><text:span text:style-name="T36">Description</text:span>: <text:span text:style-name="T63">The SRS specifies that a user will be able to send 1-to-1 messages to another user of their choosing. This test verifies that capability.</text:span></text:p>
      <text:p text:style-name="P36">Input: <text:span text:style-name="T18">At the main menu the user enters a 1, enters the name of the receiving user, and enters a message and presses enter.</text:span></text:p>
      <text:p text:style-name="P36">Output:<text:span text:style-name="T12"> </text:span><text:span text:style-name="T18">The notification of 'Message Sent Successfully' is displayed if the message was sent.</text:span></text:p>
      <text:p text:style-name="P42">Result: PASS – <text:span text:style-name="T18">In addition to the successful message there is another one that notifies if the user was unavailable.</text:span></text:p>
      <text:h text:style-name="P64" text:outline-level="1">2.4 Additional Testing:</text:h>
      <text:p text:style-name="P52"><text:span text:style-name="T41">2.</text:span><text:span text:style-name="T42">4</text:span><text:span text:style-name="T41">.</text:span><text:span text:style-name="T42">1</text:span><text:span text:style-name="T41"> <text:tab/></text:span><text:span text:style-name="T36">Test</text:span>: <text:span text:style-name="T73">TauNet </text:span><text:span text:style-name="Index_20_Link"><text:span text:style-name="T70">Operates on Raspberry Pi 2 with Raspbian OS</text:span></text:span></text:p>
      <text:p text:style-name="P56"><text:span text:style-name="T36">Description</text:span>: <text:span text:style-name="T63">The SRS specifies that TauNet be able to operate on Raspberry Pi 2 and Raspbian OS. This test is actually confirmed by running all other tests on the Raspberry Pi 2.</text:span></text:p>
      <text:p text:style-name="P57">Input: <text:span text:style-name="T21">All tests previously mentioned.</text:span></text:p>
      <text:p text:style-name="P57">Output:<text:span text:style-name="T12"> </text:span><text:span text:style-name="T21">A passing result for </text:span><text:span text:style-name="T22">all previously mentioned</text:span><text:span text:style-name="T21"> test</text:span><text:span text:style-name="T22">s</text:span><text:span text:style-name="T21">.</text:span></text:p>
      <text:p text:style-name="P55"><text:span text:style-name="T74">Result: PASS</text:span></text:p>
      <text:p text:style-name="P19">In addition to the tests provided in the sections above I wanted to explicitly state that I tested with other users. Mainly with Eric Tsai. And I also tested a reasonable amount with Bart's echo server. Screen captures of these testing sessions are included in the <text:span text:style-name="T64">screen shots</text:span>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ext-properties fo:font-variant="small-caps" fo:font-size="10pt" style:font-size-asian="10pt"/>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ext-properties fo:text-transform="uppercase" fo:font-size="10pt" fo:font-weight="bold" style:font-size-asian="10pt" style:font-weight-asian="bold"/>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ext-properties fo:font-size="10pt" fo:font-style="italic" style:font-size-asian="10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8ad02" officeooo:paragraph-rsid="0048ad02"/>
    </style:style>
    <style:style style:name="MP2" style:family="paragraph" style:parent-style-name="Footer">
      <style:text-properties officeooo:rsid="0054e095" officeooo:paragraph-rsid="0054e095"/>
    </style:style>
    <style:page-layout style:name="Mpm1">
      <style:page-layout-properties fo:page-width="8.5in" fo:page-height="11in" style:num-format="1" style:print-orientation="portrait" fo:margin-top="0.7874in" fo:margin-bottom="0.299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5098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299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Software Test Plan<text:tab/><text:page-number text:select-page="current" text:page-adjust="-2">4</text:page-number><text:tab/>December 8, 2015</text:p>
      </style:footer>
    </style:master-page>
    <style:master-page style:name="First_20_Page" style:display-name="First Page" style:page-layout-name="Mpm2" style:next-style-name="Standard"/>
    <style:master-page style:name="No_20_Header_2f_Footer" style:display-name="No Header/Footer" style:page-layout-name="Mpm3">
      <style:footer>
        <text:p text:style-name="MP2">Software Test Plan<text:tab/><text:page-number text:select-page="current">4</text:page-number><text:tab/>December 8, 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1:52:34.802509902</meta:creation-date>
    <dc:date>2015-12-03T16:35:01.971763391</dc:date>
    <meta:editing-duration>PT9H33M44S</meta:editing-duration>
    <meta:editing-cycles>62</meta:editing-cycles>
    <meta:generator>LibreOffice/4.2.8.2$Linux_X86_64 LibreOffice_project/420m0$Build-2</meta:generator>
    <meta:document-statistic meta:table-count="1" meta:image-count="0" meta:object-count="0" meta:page-count="6" meta:paragraph-count="137" meta:word-count="1997" meta:character-count="11582" meta:non-whitespace-character-count="9666"/>
  </office:meta>
</office:document-meta>
</file>